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8pt" style:text-underline-style="none" fo:font-weight="bold" style:font-size-asian="18pt" style:font-size-complex="18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1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3"/>
          <table:table-cell table:style-name="ce15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0" office:value-type="string" calcext:value-type="string">
            <text:p>SALDO DEVEDOR</text:p>
          </table:table-cell>
          <table:table-cell table:style-name="ce15" office:value-type="string" calcext:value-type="string">
            <text:p>OBS.:</text:p>
          </table:table-cell>
          <table:table-cell table:style-name="ce23" table:number-columns-repeated="247"/>
        </table:table-row>
        <table:table-row table:style-name="ro2">
          <table:table-cell table:style-name="ce2" office:value-type="date" office:date-value="1999-05-31" calcext:value-type="date">
            <text:p>31/05/1999</text:p>
          </table:table-cell>
          <table:table-cell table:style-name="ce8" office:value-type="string" calcext:value-type="string">
            <text:p>Mensalidade 05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]-[.F2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06-30" calcext:value-type="date">
            <text:p>30/06/1999</text:p>
          </table:table-cell>
          <table:table-cell table:style-name="ce8" office:value-type="string" calcext:value-type="string">
            <text:p>Mensalidade 06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]-[.F3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07-31" calcext:value-type="date">
            <text:p>31/07/1999</text:p>
          </table:table-cell>
          <table:table-cell table:style-name="ce8" office:value-type="string" calcext:value-type="string">
            <text:p>Mensalidade 07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]-[.F4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08-31" calcext:value-type="date">
            <text:p>31/08/1999</text:p>
          </table:table-cell>
          <table:table-cell table:style-name="ce8" office:value-type="string" calcext:value-type="string">
            <text:p>Mensalidade 08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]-[.F5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08-31" calcext:value-type="date">
            <text:p>31/08/1999</text:p>
          </table:table-cell>
          <table:table-cell table:style-name="ce8" office:value-type="string" calcext:value-type="string">
            <text:p>NF n.º 3840</text:p>
          </table:table-cell>
          <table:table-cell table:style-name="ce11" office:value-type="float" office:value="17.4" calcext:value-type="float">
            <text:p>17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]-[.F6]" office:value-type="float" office:value="17.4" calcext:value-type="float">
            <text:p>17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09-30" calcext:value-type="date">
            <text:p>30/09/1999</text:p>
          </table:table-cell>
          <table:table-cell table:style-name="ce8" office:value-type="string" calcext:value-type="string">
            <text:p>Mensalidade 09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]-[.F7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09-30" calcext:value-type="date">
            <text:p>30/09/1999</text:p>
          </table:table-cell>
          <table:table-cell table:style-name="ce8" office:value-type="string" calcext:value-type="string">
            <text:p>NF n.º 3913</text:p>
          </table:table-cell>
          <table:table-cell table:style-name="ce11" office:value-type="float" office:value="17.2" calcext:value-type="float">
            <text:p>17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]-[.F8]" office:value-type="float" office:value="17.2" calcext:value-type="float">
            <text:p>17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10-07" calcext:value-type="date">
            <text:p>07/10/1999</text:p>
          </table:table-cell>
          <table:table-cell table:style-name="ce8" office:value-type="string" calcext:value-type="string">
            <text:p>Decl. PJ 99/98 cfe recibo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]-[.F9]" office:value-type="float" office:value="50" calcext:value-type="float">
            <text:p>5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10-31" calcext:value-type="date">
            <text:p>31/10/1999</text:p>
          </table:table-cell>
          <table:table-cell table:style-name="ce8" office:value-type="string" calcext:value-type="string">
            <text:p>Mensalidade 10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]-[.F10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10-31" calcext:value-type="date">
            <text:p>31/10/1999</text:p>
          </table:table-cell>
          <table:table-cell table:style-name="ce8" office:value-type="string" calcext:value-type="string">
            <text:p>NF n.º 3987</text:p>
          </table:table-cell>
          <table:table-cell table:style-name="ce11" office:value-type="float" office:value="14.6" calcext:value-type="float">
            <text:p>14,6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1]-[.F11]" office:value-type="float" office:value="14.6" calcext:value-type="float">
            <text:p>14,6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11-30" calcext:value-type="date">
            <text:p>30/11/1999</text:p>
          </table:table-cell>
          <table:table-cell table:style-name="ce8" office:value-type="string" calcext:value-type="string">
            <text:p>Mensalidade 11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2]-[.F12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11-30" calcext:value-type="date">
            <text:p>30/11/1999</text:p>
          </table:table-cell>
          <table:table-cell table:style-name="ce8" office:value-type="string" calcext:value-type="string">
            <text:p>NF n.º 4064</text:p>
          </table:table-cell>
          <table:table-cell table:style-name="ce11" office:value-type="float" office:value="14.4" calcext:value-type="float">
            <text:p>14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3]-[.F13]" office:value-type="float" office:value="14.4" calcext:value-type="float">
            <text:p>14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12-31" calcext:value-type="date">
            <text:p>31/12/1999</text:p>
          </table:table-cell>
          <table:table-cell table:style-name="ce8" office:value-type="string" calcext:value-type="string">
            <text:p>Mensalidade 12/1999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4]-[.F14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1999-12-31" calcext:value-type="date">
            <text:p>31/12/1999</text:p>
          </table:table-cell>
          <table:table-cell table:style-name="ce8" office:value-type="string" calcext:value-type="string">
            <text:p>NF n.º 4136</text:p>
          </table:table-cell>
          <table:table-cell table:style-name="ce11" office:value-type="float" office:value="14.2" calcext:value-type="float">
            <text:p>14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5]-[.F15]" office:value-type="float" office:value="14.2" calcext:value-type="float">
            <text:p>14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1-31" calcext:value-type="date">
            <text:p>31/01/2000</text:p>
          </table:table-cell>
          <table:table-cell table:style-name="ce8" office:value-type="string" calcext:value-type="string">
            <text:p>Mensalidade 01/2000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6]-[.F16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1-31" calcext:value-type="date">
            <text:p>31/01/2000</text:p>
          </table:table-cell>
          <table:table-cell table:style-name="ce8" office:value-type="string" calcext:value-type="string">
            <text:p>NF n.º 4207</text:p>
          </table:table-cell>
          <table:table-cell table:style-name="ce11" office:value-type="float" office:value="17.4" calcext:value-type="float">
            <text:p>17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7]-[.F17]" office:value-type="float" office:value="17.4" calcext:value-type="float">
            <text:p>17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1-31" calcext:value-type="date">
            <text:p>31/01/2000</text:p>
          </table:table-cell>
          <table:table-cell table:style-name="ce8" office:value-type="string" calcext:value-type="string">
            <text:p>Reemb. pastas 27/01/2000</text:p>
          </table:table-cell>
          <table:table-cell table:style-name="ce11" office:value-type="float" office:value="2.5" calcext:value-type="float">
            <text:p>2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8]-[.F18]" office:value-type="float" office:value="2.5" calcext:value-type="float">
            <text:p>2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2-29" calcext:value-type="date">
            <text:p>29/02/2000</text:p>
          </table:table-cell>
          <table:table-cell table:style-name="ce8" office:value-type="string" calcext:value-type="string">
            <text:p>Mensalidade 02/2000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9]-[.F19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2-29" calcext:value-type="date">
            <text:p>29/02/2000</text:p>
          </table:table-cell>
          <table:table-cell table:style-name="ce8" office:value-type="string" calcext:value-type="string">
            <text:p>NF n.º 4281</text:p>
          </table:table-cell>
          <table:table-cell table:style-name="ce11" office:value-type="float" office:value="17" calcext:value-type="float">
            <text:p>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0]-[.F20]" office:value-type="float" office:value="17" calcext:value-type="float">
            <text:p>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3-25" calcext:value-type="date">
            <text:p>25/03/2000</text:p>
          </table:table-cell>
          <table:table-cell table:style-name="ce8" office:value-type="string" calcext:value-type="string">
            <text:p>RAIS 2000/1999</text:p>
          </table:table-cell>
          <table:table-cell table:style-name="ce11" office:value-type="float" office:value="25.5" calcext:value-type="float">
            <text:p>25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1]-[.F21]" office:value-type="float" office:value="25.5" calcext:value-type="float">
            <text:p>25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3-31" calcext:value-type="date">
            <text:p>31/03/2000</text:p>
          </table:table-cell>
          <table:table-cell table:style-name="ce8" office:value-type="string" calcext:value-type="string">
            <text:p>Mensalidade 03/2000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2]-[.F22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3-31" calcext:value-type="date">
            <text:p>31/03/2000</text:p>
          </table:table-cell>
          <table:table-cell table:style-name="ce8" office:value-type="string" calcext:value-type="string">
            <text:p>NF n.º 4352</text:p>
          </table:table-cell>
          <table:table-cell table:style-name="ce11" office:value-type="float" office:value="14" calcext:value-type="float">
            <text:p>1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3]-[.F23]" office:value-type="float" office:value="14" calcext:value-type="float">
            <text:p>1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4-30" calcext:value-type="date">
            <text:p>30/04/2000</text:p>
          </table:table-cell>
          <table:table-cell table:style-name="ce8" office:value-type="string" calcext:value-type="string">
            <text:p>Mensalidade 04/2000</text:p>
          </table:table-cell>
          <table:table-cell table:style-name="ce11" office:value-type="float" office:value="144" calcext:value-type="float">
            <text:p>14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4]-[.F24]" office:value-type="float" office:value="144" calcext:value-type="float">
            <text:p>14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4-30" calcext:value-type="date">
            <text:p>30/04/2000</text:p>
          </table:table-cell>
          <table:table-cell table:style-name="ce8" office:value-type="string" calcext:value-type="string">
            <text:p>NF n.º 4425</text:p>
          </table:table-cell>
          <table:table-cell table:style-name="ce11" office:value-type="float" office:value="17.2" calcext:value-type="float">
            <text:p>17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5]-[.F25]" office:value-type="float" office:value="17.2" calcext:value-type="float">
            <text:p>17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5-01" calcext:value-type="date">
            <text:p>01/05/2000</text:p>
          </table:table-cell>
          <table:table-cell table:style-name="ce8" office:value-type="string" calcext:value-type="string">
            <text:p>Decl. IRPF 2000 Márcia</text:p>
          </table:table-cell>
          <table:table-cell table:style-name="ce11" office:value-type="float" office:value="65" calcext:value-type="float">
            <text:p>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6]-[.F26]" office:value-type="float" office:value="65" calcext:value-type="float">
            <text:p>6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5-31" calcext:value-type="date">
            <text:p>31/05/2000</text:p>
          </table:table-cell>
          <table:table-cell table:style-name="ce8" office:value-type="string" calcext:value-type="string">
            <text:p>Mensalidade 05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7]-[.F27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5-31" calcext:value-type="date">
            <text:p>31/05/2000</text:p>
          </table:table-cell>
          <table:table-cell table:style-name="ce8" office:value-type="string" calcext:value-type="string">
            <text:p>NF n.º 4494</text:p>
          </table:table-cell>
          <table:table-cell table:style-name="ce11" office:value-type="float" office:value="30.6" calcext:value-type="float">
            <text:p>30,6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8]-[.F28]" office:value-type="float" office:value="30.6" calcext:value-type="float">
            <text:p>30,6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6-30" calcext:value-type="date">
            <text:p>30/06/2000</text:p>
          </table:table-cell>
          <table:table-cell table:style-name="ce8" office:value-type="string" calcext:value-type="string">
            <text:p>Mensalidade 06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29]-[.F29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6-30" calcext:value-type="date">
            <text:p>30/06/2000</text:p>
          </table:table-cell>
          <table:table-cell table:style-name="ce8" office:value-type="string" calcext:value-type="string">
            <text:p>NF n.º 4563</text:p>
          </table:table-cell>
          <table:table-cell table:style-name="ce11" office:value-type="float" office:value="17.4" calcext:value-type="float">
            <text:p>17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0]-[.F30]" office:value-type="float" office:value="17.4" calcext:value-type="float">
            <text:p>17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7-05" calcext:value-type="date">
            <text:p>05/07/2000</text:p>
          </table:table-cell>
          <table:table-cell table:style-name="ce8" office:value-type="string" calcext:value-type="string">
            <text:p>Decl. PJ 2000/99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1]-[.F31]" office:value-type="float" office:value="50" calcext:value-type="float">
            <text:p>5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7-31" calcext:value-type="date">
            <text:p>31/07/2000</text:p>
          </table:table-cell>
          <table:table-cell table:style-name="ce8" office:value-type="string" calcext:value-type="string">
            <text:p>Mensalidade 07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2]-[.F32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7-31" calcext:value-type="date">
            <text:p>31/07/2000</text:p>
          </table:table-cell>
          <table:table-cell table:style-name="ce8" office:value-type="string" calcext:value-type="string">
            <text:p>NF n.º 4632</text:p>
          </table:table-cell>
          <table:table-cell table:style-name="ce11" office:value-type="float" office:value="17.6" calcext:value-type="float">
            <text:p>17,6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3]-[.F33]" office:value-type="float" office:value="17.6" calcext:value-type="float">
            <text:p>17,6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8-31" calcext:value-type="date">
            <text:p>31/08/2000</text:p>
          </table:table-cell>
          <table:table-cell table:style-name="ce8" office:value-type="string" calcext:value-type="string">
            <text:p>Mensalidade 08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4]-[.F34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8-31" calcext:value-type="date">
            <text:p>31/08/2000</text:p>
          </table:table-cell>
          <table:table-cell table:style-name="ce8" office:value-type="string" calcext:value-type="string">
            <text:p>NF n.º 4701</text:p>
          </table:table-cell>
          <table:table-cell table:style-name="ce11" office:value-type="float" office:value="17.4" calcext:value-type="float">
            <text:p>17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5]-[.F35]" office:value-type="float" office:value="17.4" calcext:value-type="float">
            <text:p>17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9-13" calcext:value-type="date">
            <text:p>13/09/2000</text:p>
          </table:table-cell>
          <table:table-cell table:style-name="ce8" office:value-type="string" calcext:value-type="string">
            <text:p>Encad.</text:p>
          </table:table-cell>
          <table:table-cell table:style-name="ce11" office:value-type="float" office:value="38" calcext:value-type="float">
            <text:p>38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6]-[.F36]" office:value-type="float" office:value="38" calcext:value-type="float">
            <text:p>38,00</text:p>
          </table:table-cell>
          <table:table-cell table:style-name="ce16" office:value-type="string" calcext:value-type="string">
            <text:p>Márcia</text:p>
          </table:table-cell>
          <table:table-cell table:style-name="ce23" table:number-columns-repeated="247"/>
        </table:table-row>
        <table:table-row table:style-name="ro2">
          <table:table-cell table:style-name="ce2" office:value-type="date" office:date-value="2000-09-30" calcext:value-type="date">
            <text:p>30/09/2000</text:p>
          </table:table-cell>
          <table:table-cell table:style-name="ce8" office:value-type="string" calcext:value-type="string">
            <text:p>Mensalidade 09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7]-[.F37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09-30" calcext:value-type="date">
            <text:p>30/09/2000</text:p>
          </table:table-cell>
          <table:table-cell table:style-name="ce8" office:value-type="string" calcext:value-type="string">
            <text:p>NF n.º 4769</text:p>
          </table:table-cell>
          <table:table-cell table:style-name="ce11" office:value-type="float" office:value="17" calcext:value-type="float">
            <text:p>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8]-[.F38]" office:value-type="float" office:value="17" calcext:value-type="float">
            <text:p>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10-27" calcext:value-type="date">
            <text:p>27/10/2000</text:p>
          </table:table-cell>
          <table:table-cell table:style-name="ce8" office:value-type="string" calcext:value-type="string">
            <text:p>Pastas</text:p>
          </table:table-cell>
          <table:table-cell table:style-name="ce11" office:value-type="float" office:value="2.5" calcext:value-type="float">
            <text:p>2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39]-[.F39]" office:value-type="float" office:value="2.5" calcext:value-type="float">
            <text:p>2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10-31" calcext:value-type="date">
            <text:p>31/10/2000</text:p>
          </table:table-cell>
          <table:table-cell table:style-name="ce8" office:value-type="string" calcext:value-type="string">
            <text:p>Mensalidade 10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0]-[.F40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10-31" calcext:value-type="date">
            <text:p>31/10/2000</text:p>
          </table:table-cell>
          <table:table-cell table:style-name="ce8" office:value-type="string" calcext:value-type="string">
            <text:p>NF n.º 4840</text:p>
          </table:table-cell>
          <table:table-cell table:style-name="ce11" office:value-type="float" office:value="17.2" calcext:value-type="float">
            <text:p>17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1]-[.F41]" office:value-type="float" office:value="17.2" calcext:value-type="float">
            <text:p>17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11-30" calcext:value-type="date">
            <text:p>30/11/2000</text:p>
          </table:table-cell>
          <table:table-cell table:style-name="ce8" office:value-type="string" calcext:value-type="string">
            <text:p>Mensalidade 11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2]-[.F42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11-30" calcext:value-type="date">
            <text:p>30/11/2000</text:p>
          </table:table-cell>
          <table:table-cell table:style-name="ce8" office:value-type="string" calcext:value-type="string">
            <text:p>NF n.º 4909</text:p>
          </table:table-cell>
          <table:table-cell table:style-name="ce11" office:value-type="float" office:value="17.2" calcext:value-type="float">
            <text:p>17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3]-[.F43]" office:value-type="float" office:value="17.2" calcext:value-type="float">
            <text:p>17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12-31" calcext:value-type="date">
            <text:p>31/12/2000</text:p>
          </table:table-cell>
          <table:table-cell table:style-name="ce8" office:value-type="string" calcext:value-type="string">
            <text:p>Mensalidade 12/2000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4]-[.F44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0-12-31" calcext:value-type="date">
            <text:p>31/12/2000</text:p>
          </table:table-cell>
          <table:table-cell table:style-name="ce8" office:value-type="string" calcext:value-type="string">
            <text:p>NF n.º 4982</text:p>
          </table:table-cell>
          <table:table-cell table:style-name="ce11" office:value-type="float" office:value="17" calcext:value-type="float">
            <text:p>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5]-[.F45]" office:value-type="float" office:value="17" calcext:value-type="float">
            <text:p>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1-31" calcext:value-type="date">
            <text:p>31/01/2001</text:p>
          </table:table-cell>
          <table:table-cell table:style-name="ce8" office:value-type="string" calcext:value-type="string">
            <text:p>Mensalidade 01/2001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6]-[.F46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1-31" calcext:value-type="date">
            <text:p>31/01/2001</text:p>
          </table:table-cell>
          <table:table-cell table:style-name="ce8" office:value-type="string" calcext:value-type="string">
            <text:p>NF n.º 5055</text:p>
          </table:table-cell>
          <table:table-cell table:style-name="ce11" office:value-type="float" office:value="17.4" calcext:value-type="float">
            <text:p>17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7]-[.F47]" office:value-type="float" office:value="17.4" calcext:value-type="float">
            <text:p>17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2-28" calcext:value-type="date">
            <text:p>28/02/2001</text:p>
          </table:table-cell>
          <table:table-cell table:style-name="ce8" office:value-type="string" calcext:value-type="string">
            <text:p>Mensalidade 02/2001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8]-[.F48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2-28" calcext:value-type="date">
            <text:p>28/02/2001</text:p>
          </table:table-cell>
          <table:table-cell table:style-name="ce8" office:value-type="string" calcext:value-type="string">
            <text:p>NF n.º 5128</text:p>
          </table:table-cell>
          <table:table-cell table:style-name="ce11" office:value-type="float" office:value="17" calcext:value-type="float">
            <text:p>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49]-[.F49]" office:value-type="float" office:value="17" calcext:value-type="float">
            <text:p>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3-12" calcext:value-type="date">
            <text:p>12/03/2001</text:p>
          </table:table-cell>
          <table:table-cell table:style-name="ce8" office:value-type="string" calcext:value-type="string">
            <text:p>RAIS 2001</text:p>
          </table:table-cell>
          <table:table-cell table:style-name="ce11" office:value-type="float" office:value="21" calcext:value-type="float">
            <text:p>21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0]-[.F50]" office:value-type="float" office:value="21" calcext:value-type="float">
            <text:p>21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3-31" calcext:value-type="date">
            <text:p>31/03/2001</text:p>
          </table:table-cell>
          <table:table-cell table:style-name="ce8" office:value-type="string" calcext:value-type="string">
            <text:p>Mensalidade 03/2001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1]-[.F51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3-31" calcext:value-type="date">
            <text:p>31/03/2001</text:p>
          </table:table-cell>
          <table:table-cell table:style-name="ce8" office:value-type="string" calcext:value-type="string">
            <text:p>NF n.º 5202</text:p>
          </table:table-cell>
          <table:table-cell table:style-name="ce11" office:value-type="float" office:value="17.4" calcext:value-type="float">
            <text:p>17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2]-[.F52]" office:value-type="float" office:value="17.4" calcext:value-type="float">
            <text:p>17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4-30" calcext:value-type="date">
            <text:p>30/04/2001</text:p>
          </table:table-cell>
          <table:table-cell table:style-name="ce8" office:value-type="string" calcext:value-type="string">
            <text:p>Mensalidade 04/2001</text:p>
          </table:table-cell>
          <table:table-cell table:style-name="ce11" office:value-type="float" office:value="159.88" calcext:value-type="float">
            <text:p>159,88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3]-[.F53]" office:value-type="float" office:value="159.88" calcext:value-type="float">
            <text:p>159,88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4-30" calcext:value-type="date">
            <text:p>30/04/2001</text:p>
          </table:table-cell>
          <table:table-cell table:style-name="ce8" office:value-type="string" calcext:value-type="string">
            <text:p>NF n.º 5277</text:p>
          </table:table-cell>
          <table:table-cell table:style-name="ce11" office:value-type="float" office:value="17" calcext:value-type="float">
            <text:p>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4]-[.F54]" office:value-type="float" office:value="17" calcext:value-type="float">
            <text:p>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5-31" calcext:value-type="date">
            <text:p>31/05/2001</text:p>
          </table:table-cell>
          <table:table-cell table:style-name="ce8" office:value-type="string" calcext:value-type="string">
            <text:p>Mensalidade 05/2001</text:p>
          </table:table-cell>
          <table:table-cell table:style-name="ce11" office:value-type="float" office:value="180" calcext:value-type="float">
            <text:p>18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5]-[.F55]" office:value-type="float" office:value="180" calcext:value-type="float">
            <text:p>18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5-31" calcext:value-type="date">
            <text:p>31/05/2001</text:p>
          </table:table-cell>
          <table:table-cell table:style-name="ce8" office:value-type="string" calcext:value-type="string">
            <text:p>NF n.º 5352</text:p>
          </table:table-cell>
          <table:table-cell table:style-name="ce11" office:value-type="float" office:value="17" calcext:value-type="float">
            <text:p>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6]-[.F56]" office:value-type="float" office:value="17" calcext:value-type="float">
            <text:p>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6-01" calcext:value-type="date">
            <text:p>01/06/2001</text:p>
          </table:table-cell>
          <table:table-cell table:style-name="ce8" office:value-type="string" calcext:value-type="string">
            <text:p>DIPJ / 2001</text:p>
          </table:table-cell>
          <table:table-cell table:style-name="ce11" office:value-type="float" office:value="55" calcext:value-type="float">
            <text:p>5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7]-[.F57]" office:value-type="float" office:value="55" calcext:value-type="float">
            <text:p>5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6-30" calcext:value-type="date">
            <text:p>30/06/2001</text:p>
          </table:table-cell>
          <table:table-cell table:style-name="ce8" office:value-type="string" calcext:value-type="string">
            <text:p>Mensalidade 06/2001</text:p>
          </table:table-cell>
          <table:table-cell table:style-name="ce11" office:value-type="float" office:value="180" calcext:value-type="float">
            <text:p>18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8]-[.F58]" office:value-type="float" office:value="180" calcext:value-type="float">
            <text:p>18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6-30" calcext:value-type="date">
            <text:p>30/06/2001</text:p>
          </table:table-cell>
          <table:table-cell table:style-name="ce8" office:value-type="string" calcext:value-type="string">
            <text:p>NF n.º 5427</text:p>
          </table:table-cell>
          <table:table-cell table:style-name="ce11" office:value-type="float" office:value="17" calcext:value-type="float">
            <text:p>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59]-[.F59]" office:value-type="float" office:value="17" calcext:value-type="float">
            <text:p>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7-31" calcext:value-type="date">
            <text:p>31/07/2001</text:p>
          </table:table-cell>
          <table:table-cell table:style-name="ce8" office:value-type="string" calcext:value-type="string">
            <text:p>Mensalidade 07/2001 (A.C.)</text:p>
          </table:table-cell>
          <table:table-cell table:style-name="ce11" office:value-type="float" office:value="197.4" calcext:value-type="float">
            <text:p>197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0]-[.F60]" office:value-type="float" office:value="197.4" calcext:value-type="float">
            <text:p>197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8-31" calcext:value-type="date">
            <text:p>31/08/2001</text:p>
          </table:table-cell>
          <table:table-cell table:style-name="ce8" office:value-type="string" calcext:value-type="string">
            <text:p>Mensalidade 08/2001 (A.C.)</text:p>
          </table:table-cell>
          <table:table-cell table:style-name="ce11" office:value-type="float" office:value="197.2" calcext:value-type="float">
            <text:p>197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1]-[.F61]" office:value-type="float" office:value="197.2" calcext:value-type="float">
            <text:p>197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09-30" calcext:value-type="date">
            <text:p>30/09/2001</text:p>
          </table:table-cell>
          <table:table-cell table:style-name="ce8" office:value-type="string" calcext:value-type="string">
            <text:p>Mensalidade 09/2001 (A.C.)</text:p>
          </table:table-cell>
          <table:table-cell table:style-name="ce11" office:value-type="float" office:value="197" calcext:value-type="float">
            <text:p>19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2]-[.F62]" office:value-type="float" office:value="197" calcext:value-type="float">
            <text:p>19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10-31" calcext:value-type="date">
            <text:p>31/10/2001</text:p>
          </table:table-cell>
          <table:table-cell table:style-name="ce8" office:value-type="string" calcext:value-type="string">
            <text:p>Mensalidade 10/2001 (A.C.)</text:p>
          </table:table-cell>
          <table:table-cell table:style-name="ce11" office:value-type="float" office:value="197" calcext:value-type="float">
            <text:p>19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3]-[.F63]" office:value-type="float" office:value="197" calcext:value-type="float">
            <text:p>19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11-30" calcext:value-type="date">
            <text:p>30/11/2001</text:p>
          </table:table-cell>
          <table:table-cell table:style-name="ce8" office:value-type="string" calcext:value-type="string">
            <text:p>Mensalidade 11/2001 (A.C.)</text:p>
          </table:table-cell>
          <table:table-cell table:style-name="ce11" office:value-type="float" office:value="197" calcext:value-type="float">
            <text:p>19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4]-[.F64]" office:value-type="float" office:value="197" calcext:value-type="float">
            <text:p>19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1-12-31" calcext:value-type="date">
            <text:p>31/12/2001</text:p>
          </table:table-cell>
          <table:table-cell table:style-name="ce8" office:value-type="string" calcext:value-type="string">
            <text:p>Mensalidade 12/2001 (A.C.)</text:p>
          </table:table-cell>
          <table:table-cell table:style-name="ce11" office:value-type="float" office:value="197" calcext:value-type="float">
            <text:p>19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5]-[.F65]" office:value-type="float" office:value="197" calcext:value-type="float">
            <text:p>19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1-31" calcext:value-type="date">
            <text:p>31/01/2002</text:p>
          </table:table-cell>
          <table:table-cell table:style-name="ce8" office:value-type="string" calcext:value-type="string">
            <text:p>Mensalidade 01/2002 (A.C.)</text:p>
          </table:table-cell>
          <table:table-cell table:style-name="ce11" office:value-type="float" office:value="198" calcext:value-type="float">
            <text:p>198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6]-[.F66]" office:value-type="float" office:value="198" calcext:value-type="float">
            <text:p>198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2-01" calcext:value-type="date">
            <text:p>01/02/2002</text:p>
          </table:table-cell>
          <table:table-cell table:style-name="ce8" office:value-type="string" calcext:value-type="string">
            <text:p>Certidão Receita Federal</text:p>
          </table:table-cell>
          <table:table-cell table:style-name="ce11" office:value-type="float" office:value="30" calcext:value-type="float">
            <text:p>3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7]-[.F67]" office:value-type="float" office:value="30" calcext:value-type="float">
            <text:p>3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2-28" calcext:value-type="date">
            <text:p>28/02/2002</text:p>
          </table:table-cell>
          <table:table-cell table:style-name="ce8" office:value-type="string" calcext:value-type="string">
            <text:p>Mensalidade 02/2002 (A.C.)</text:p>
          </table:table-cell>
          <table:table-cell table:style-name="ce11" office:value-type="float" office:value="197" calcext:value-type="float">
            <text:p>19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8]-[.F68]" office:value-type="float" office:value="197" calcext:value-type="float">
            <text:p>19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3-14" calcext:value-type="date">
            <text:p>14/03/2002</text:p>
          </table:table-cell>
          <table:table-cell table:style-name="ce8" office:value-type="string" calcext:value-type="string">
            <text:p>RAIS 2002</text:p>
          </table:table-cell>
          <table:table-cell table:style-name="ce11" office:value-type="float" office:value="35" calcext:value-type="float">
            <text:p>3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69]-[.F69]" office:value-type="float" office:value="35" calcext:value-type="float">
            <text:p>3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3-31" calcext:value-type="date">
            <text:p>31/03/2002</text:p>
          </table:table-cell>
          <table:table-cell table:style-name="ce8" office:value-type="string" calcext:value-type="string">
            <text:p>Mensalidade 03/2002 (A.C.)</text:p>
          </table:table-cell>
          <table:table-cell table:style-name="ce11" office:value-type="float" office:value="197.2" calcext:value-type="float">
            <text:p>197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0]-[.F70]" office:value-type="float" office:value="197.2" calcext:value-type="float">
            <text:p>197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4-30" calcext:value-type="date">
            <text:p>30/04/2002</text:p>
          </table:table-cell>
          <table:table-cell table:style-name="ce8" office:value-type="string" calcext:value-type="string">
            <text:p>Mensalidade 04/2002 (A.C.)</text:p>
          </table:table-cell>
          <table:table-cell table:style-name="ce11" office:value-type="float" office:value="197" calcext:value-type="float">
            <text:p>19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1]-[.F71]" office:value-type="float" office:value="197" calcext:value-type="float">
            <text:p>19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5-31" calcext:value-type="date">
            <text:p>31/05/2002</text:p>
          </table:table-cell>
          <table:table-cell table:style-name="ce8" office:value-type="string" calcext:value-type="string">
            <text:p>Mensalidade 05/2002 (A.C.)</text:p>
          </table:table-cell>
          <table:table-cell table:style-name="ce11" office:value-type="float" office:value="217" calcext:value-type="float">
            <text:p>217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2]-[.F72]" office:value-type="float" office:value="217" calcext:value-type="float">
            <text:p>217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6-24" calcext:value-type="date">
            <text:p>24/06/2002</text:p>
          </table:table-cell>
          <table:table-cell table:style-name="ce8" office:value-type="string" calcext:value-type="string">
            <text:p>Pastas: 1CL</text:p>
          </table:table-cell>
          <table:table-cell table:style-name="ce11" office:value-type="float" office:value="1" calcext:value-type="float">
            <text:p>1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3]-[.F73]" office:value-type="float" office:value="1" calcext:value-type="float">
            <text:p>1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6-30" calcext:value-type="date">
            <text:p>30/06/2002</text:p>
          </table:table-cell>
          <table:table-cell table:style-name="ce8" office:value-type="string" calcext:value-type="string">
            <text:p>Mensalidade 06/2002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4]-[.F74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7-01" calcext:value-type="date">
            <text:p>01/07/2002</text:p>
          </table:table-cell>
          <table:table-cell table:style-name="ce8" office:value-type="string" calcext:value-type="string">
            <text:p>DIPJ / 2002</text:p>
          </table:table-cell>
          <table:table-cell table:style-name="ce11" office:value-type="float" office:value="55" calcext:value-type="float">
            <text:p>5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5]-[.F75]" office:value-type="float" office:value="55" calcext:value-type="float">
            <text:p>5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7-31" calcext:value-type="date">
            <text:p>31/07/2002</text:p>
          </table:table-cell>
          <table:table-cell table:style-name="ce8" office:value-type="string" calcext:value-type="string">
            <text:p>Mensalidade 07/2002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6]-[.F76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8-31" calcext:value-type="date">
            <text:p>31/08/2002</text:p>
          </table:table-cell>
          <table:table-cell table:style-name="ce8" office:value-type="string" calcext:value-type="string">
            <text:p>Mensalidade 08/2002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7]-[.F77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09-30" calcext:value-type="date">
            <text:p>30/09/2002</text:p>
          </table:table-cell>
          <table:table-cell table:style-name="ce8" office:value-type="string" calcext:value-type="string">
            <text:p>Mensalidade 09/2002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8]-[.F78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10-31" calcext:value-type="date">
            <text:p>31/10/2002</text:p>
          </table:table-cell>
          <table:table-cell table:style-name="ce8" office:value-type="string" calcext:value-type="string">
            <text:p>Mensalidade 10/2002 (A.C.)</text:p>
          </table:table-cell>
          <table:table-cell table:style-name="ce11" office:value-type="float" office:value="250.5" calcext:value-type="float">
            <text:p>250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79]-[.F79]" office:value-type="float" office:value="250.5" calcext:value-type="float">
            <text:p>250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11-30" calcext:value-type="date">
            <text:p>30/11/2002</text:p>
          </table:table-cell>
          <table:table-cell table:style-name="ce8" office:value-type="string" calcext:value-type="string">
            <text:p>Mensalidade 11/2002 (A.C.)</text:p>
          </table:table-cell>
          <table:table-cell table:style-name="ce11" office:value-type="float" office:value="217.5" calcext:value-type="float">
            <text:p>217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0]-[.F80]" office:value-type="float" office:value="217.5" calcext:value-type="float">
            <text:p>217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2-12-20" calcext:value-type="date">
            <text:p>20/12/2002</text:p>
          </table:table-cell>
          <table:table-cell table:style-name="ce8" office:value-type="string" calcext:value-type="string">
            <text:p>Mensalidade 12/2002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1]-[.F81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1-25" calcext:value-type="date">
            <text:p>25/01/2003</text:p>
          </table:table-cell>
          <table:table-cell table:style-name="ce8" office:value-type="string" calcext:value-type="string">
            <text:p>Mensalidade 01/2003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2]-[.F82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1-31" calcext:value-type="date">
            <text:p>31/01/2003</text:p>
          </table:table-cell>
          <table:table-cell table:style-name="ce8" office:value-type="string" calcext:value-type="string">
            <text:p>Alt. EPP p/ ME</text:p>
          </table:table-cell>
          <table:table-cell table:style-name="ce11" office:value-type="float" office:value="200" calcext:value-type="float">
            <text:p>20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3]-[.F83]" office:value-type="float" office:value="200" calcext:value-type="float">
            <text:p>20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2-01" calcext:value-type="date">
            <text:p>01/02/2003</text:p>
          </table:table-cell>
          <table:table-cell table:style-name="ce8" office:value-type="string" calcext:value-type="string">
            <text:p>Req. alvará municipal / 2003</text:p>
          </table:table-cell>
          <table:table-cell table:style-name="ce11" office:value-type="float" office:value="5" calcext:value-type="float">
            <text:p>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string" calcext:value-type="string">
            <text:p>-</text:p>
          </table:table-cell>
          <table:table-cell table:style-name="ce2"/>
          <table:table-cell table:style-name="ce11" office:value-type="float" office:value="5" calcext:value-type="float">
            <text:p>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2-25" calcext:value-type="date">
            <text:p>25/02/2003</text:p>
          </table:table-cell>
          <table:table-cell table:style-name="ce8" office:value-type="string" calcext:value-type="string">
            <text:p>Mensalidade 02/2003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5]-[.F85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3-20" calcext:value-type="date">
            <text:p>20/03/2003</text:p>
          </table:table-cell>
          <table:table-cell table:style-name="ce8" office:value-type="string" calcext:value-type="string">
            <text:p>RAIS 2003/2002</text:p>
          </table:table-cell>
          <table:table-cell table:style-name="ce11" office:value-type="float" office:value="35" calcext:value-type="float">
            <text:p>3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6]-[.F86]" office:value-type="float" office:value="35" calcext:value-type="float">
            <text:p>3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3-20" calcext:value-type="date">
            <text:p>20/03/2003</text:p>
          </table:table-cell>
          <table:table-cell table:style-name="ce8" office:value-type="string" calcext:value-type="string">
            <text:p>Decl. Simples Estadual 2002</text:p>
          </table:table-cell>
          <table:table-cell table:style-name="ce11" office:value-type="float" office:value="20" calcext:value-type="float">
            <text:p>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7]-[.F87]" office:value-type="float" office:value="20" calcext:value-type="float">
            <text:p>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3-25" calcext:value-type="date">
            <text:p>25/03/2003</text:p>
          </table:table-cell>
          <table:table-cell table:style-name="ce8" office:value-type="string" calcext:value-type="string">
            <text:p>Mensalidade 03/2003 (A.C.)</text:p>
          </table:table-cell>
          <table:table-cell table:style-name="ce11" office:value-type="float" office:value="220" calcext:value-type="float">
            <text:p>22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8]-[.F88]" office:value-type="float" office:value="220" calcext:value-type="float">
            <text:p>22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4-25" calcext:value-type="date">
            <text:p>25/04/2003</text:p>
          </table:table-cell>
          <table:table-cell table:style-name="ce8" office:value-type="string" calcext:value-type="string">
            <text:p>Mensalidade 04/2003 (A.C.)</text:p>
          </table:table-cell>
          <table:table-cell table:style-name="ce11" office:value-type="float" office:value="216.7" calcext:value-type="float">
            <text:p>216,7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89]-[.F89]" office:value-type="float" office:value="216.7" calcext:value-type="float">
            <text:p>216,7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5-14" calcext:value-type="date">
            <text:p>14/05/2003</text:p>
          </table:table-cell>
          <table:table-cell table:style-name="ce8" office:value-type="string" calcext:value-type="string">
            <text:p>Livros – 1 Entrada + 1 Saída</text:p>
          </table:table-cell>
          <table:table-cell table:style-name="ce11" office:value-type="float" office:value="64" calcext:value-type="float">
            <text:p>6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0]-[.F90]" office:value-type="float" office:value="64" calcext:value-type="float">
            <text:p>64,00</text:p>
          </table:table-cell>
          <table:table-cell table:style-name="ce16" office:value-type="string" calcext:value-type="string">
            <text:p>encad. + autent.</text:p>
          </table:table-cell>
          <table:table-cell table:number-columns-repeated="247"/>
        </table:table-row>
        <table:table-row table:style-name="ro2">
          <table:table-cell table:style-name="ce2" office:value-type="date" office:date-value="2003-05-27" calcext:value-type="date">
            <text:p>27/05/2003</text:p>
          </table:table-cell>
          <table:table-cell table:style-name="ce8" office:value-type="string" calcext:value-type="string">
            <text:p>Mensalidade 05/2003 (A.C.)</text:p>
          </table:table-cell>
          <table:table-cell table:style-name="ce11" office:value-type="float" office:value="254" calcext:value-type="float">
            <text:p>25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1]-[.F91]" office:value-type="float" office:value="254" calcext:value-type="float">
            <text:p>25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6-10" calcext:value-type="date">
            <text:p>10/06/2003</text:p>
          </table:table-cell>
          <table:table-cell table:style-name="ce8" office:value-type="string" calcext:value-type="string">
            <text:p>Decl. PJ Simplificada / 2003</text:p>
          </table:table-cell>
          <table:table-cell table:style-name="ce11" office:value-type="float" office:value="60" calcext:value-type="float">
            <text:p>6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2]-[.F92]" office:value-type="float" office:value="60" calcext:value-type="float">
            <text:p>6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6-25" calcext:value-type="date">
            <text:p>25/06/2003</text:p>
          </table:table-cell>
          <table:table-cell table:style-name="ce8" office:value-type="string" calcext:value-type="string">
            <text:p>Mensalidade 06/2003 (A.C.)</text:p>
          </table:table-cell>
          <table:table-cell table:style-name="ce11" office:value-type="float" office:value="259" calcext:value-type="float">
            <text:p>259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3]-[.F93]" office:value-type="float" office:value="259" calcext:value-type="float">
            <text:p>259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7-25" calcext:value-type="date">
            <text:p>25/07/2003</text:p>
          </table:table-cell>
          <table:table-cell table:style-name="ce8" office:value-type="string" calcext:value-type="string">
            <text:p>Mensalidade 07/2003 (A.C.)</text:p>
          </table:table-cell>
          <table:table-cell table:style-name="ce11" office:value-type="float" office:value="256.5" calcext:value-type="float">
            <text:p>256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4]-[.F94]" office:value-type="float" office:value="256.5" calcext:value-type="float">
            <text:p>256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8-25" calcext:value-type="date">
            <text:p>25/08/2003</text:p>
          </table:table-cell>
          <table:table-cell table:style-name="ce8" office:value-type="string" calcext:value-type="string">
            <text:p>Mensalidade 08/2003 (A.C.)</text:p>
          </table:table-cell>
          <table:table-cell table:style-name="ce11" office:value-type="float" office:value="254" calcext:value-type="float">
            <text:p>25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5]-[.F95]" office:value-type="float" office:value="254" calcext:value-type="float">
            <text:p>25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09-25" calcext:value-type="date">
            <text:p>25/09/2003</text:p>
          </table:table-cell>
          <table:table-cell table:style-name="ce8" office:value-type="string" calcext:value-type="string">
            <text:p>Mensalidade 09/2003 (A.C.)</text:p>
          </table:table-cell>
          <table:table-cell table:style-name="ce11" office:value-type="float" office:value="256.5" calcext:value-type="float">
            <text:p>256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6]-[.F96]" office:value-type="float" office:value="256.5" calcext:value-type="float">
            <text:p>256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10-25" calcext:value-type="date">
            <text:p>25/10/2003</text:p>
          </table:table-cell>
          <table:table-cell table:style-name="ce8" office:value-type="string" calcext:value-type="string">
            <text:p>Mensalidade 10/2003 (A.C.)</text:p>
          </table:table-cell>
          <table:table-cell table:style-name="ce11" office:value-type="float" office:value="257.2" calcext:value-type="float">
            <text:p>257,2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7]-[.F97]" office:value-type="float" office:value="257.2" calcext:value-type="float">
            <text:p>257,2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11-25" calcext:value-type="date">
            <text:p>25/11/2003</text:p>
          </table:table-cell>
          <table:table-cell table:style-name="ce8" office:value-type="string" calcext:value-type="string">
            <text:p>Mensalidade 11/2003 (A.C.)</text:p>
          </table:table-cell>
          <table:table-cell table:style-name="ce11" office:value-type="float" office:value="256.5" calcext:value-type="float">
            <text:p>256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8]-[.F98]" office:value-type="float" office:value="256.5" calcext:value-type="float">
            <text:p>256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3-12-22" calcext:value-type="date">
            <text:p>22/12/2003</text:p>
          </table:table-cell>
          <table:table-cell table:style-name="ce8" office:value-type="string" calcext:value-type="string">
            <text:p>Mensalidade 12/2003 (A.C.)</text:p>
          </table:table-cell>
          <table:table-cell table:style-name="ce11" office:value-type="float" office:value="254" calcext:value-type="float">
            <text:p>25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99]-[.F99]" office:value-type="float" office:value="254" calcext:value-type="float">
            <text:p>25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1-22" calcext:value-type="date">
            <text:p>22/01/2004</text:p>
          </table:table-cell>
          <table:table-cell table:style-name="ce8" office:value-type="string" calcext:value-type="string">
            <text:p>Mensalidade 01/2004 (A.C.)</text:p>
          </table:table-cell>
          <table:table-cell table:style-name="ce11" office:value-type="float" office:value="256.5" calcext:value-type="float">
            <text:p>256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0]-[.F100]" office:value-type="float" office:value="256.5" calcext:value-type="float">
            <text:p>256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1-31" calcext:value-type="date">
            <text:p>31/01/2004</text:p>
          </table:table-cell>
          <table:table-cell table:style-name="ce8" office:value-type="string" calcext:value-type="string">
            <text:p>Req. alvará PMI / 2004</text:p>
          </table:table-cell>
          <table:table-cell table:style-name="ce11" office:value-type="float" office:value="10" calcext:value-type="float">
            <text:p>1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1]-[.F101]" office:value-type="float" office:value="10" calcext:value-type="float">
            <text:p>10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2-18" calcext:value-type="date">
            <text:p>18/02/2004</text:p>
          </table:table-cell>
          <table:table-cell table:style-name="ce8" office:value-type="string" calcext:value-type="string">
            <text:p>Pastas – 1 CL – 18/02/2004</text:p>
          </table:table-cell>
          <table:table-cell table:style-name="ce11" office:value-type="float" office:value="1.8" calcext:value-type="float">
            <text:p>1,8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2]-[.F102]" office:value-type="float" office:value="1.8" calcext:value-type="float">
            <text:p>1,8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2-20" calcext:value-type="date">
            <text:p>20/02/2004</text:p>
          </table:table-cell>
          <table:table-cell table:style-name="ce8" office:value-type="string" calcext:value-type="string">
            <text:p>RAIS / 2004 – 1 empregado</text:p>
          </table:table-cell>
          <table:table-cell table:style-name="ce11" office:value-type="float" office:value="15" calcext:value-type="float">
            <text:p>1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3]-[.F103]" office:value-type="float" office:value="15" calcext:value-type="float">
            <text:p>1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2-23" calcext:value-type="date">
            <text:p>23/02/2004</text:p>
          </table:table-cell>
          <table:table-cell table:style-name="ce8" office:value-type="string" calcext:value-type="string">
            <text:p>Mensalidade 02/2004 (A.C.)</text:p>
          </table:table-cell>
          <table:table-cell table:style-name="ce11" office:value-type="float" office:value="256.5" calcext:value-type="float">
            <text:p>256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4]-[.F104]" office:value-type="float" office:value="256.5" calcext:value-type="float">
            <text:p>256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3-23" calcext:value-type="date">
            <text:p>23/03/2004</text:p>
          </table:table-cell>
          <table:table-cell table:style-name="ce8" office:value-type="string" calcext:value-type="string">
            <text:p>Mensalidade 03/2004 (A.C.)</text:p>
          </table:table-cell>
          <table:table-cell table:style-name="ce11" office:value-type="float" office:value="254" calcext:value-type="float">
            <text:p>254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5]-[.F105]" office:value-type="float" office:value="254" calcext:value-type="float">
            <text:p>254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4-22" calcext:value-type="date">
            <text:p>22/04/2004</text:p>
          </table:table-cell>
          <table:table-cell table:style-name="ce8" office:value-type="string" calcext:value-type="string">
            <text:p>Mensalidade 04/2004 (A.C.)</text:p>
          </table:table-cell>
          <table:table-cell table:style-name="ce11" office:value-type="float" office:value="256.5" calcext:value-type="float">
            <text:p>256,5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6]-[.F106]" office:value-type="float" office:value="256.5" calcext:value-type="float">
            <text:p>256,5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5-22" calcext:value-type="date">
            <text:p>22/05/2004</text:p>
          </table:table-cell>
          <table:table-cell table:style-name="ce8" office:value-type="string" calcext:value-type="string">
            <text:p>Mensalidade 05/2004 (A.C.)</text:p>
          </table:table-cell>
          <table:table-cell table:style-name="ce11" office:value-type="float" office:value="299" calcext:value-type="float">
            <text:p>299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7]-[.F107]" office:value-type="float" office:value="299" calcext:value-type="float">
            <text:p>299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6-18" calcext:value-type="date">
            <text:p>18/06/2004</text:p>
          </table:table-cell>
          <table:table-cell table:style-name="ce8" office:value-type="string" calcext:value-type="string">
            <text:p>DIPJ 2004 - Simples</text:p>
          </table:table-cell>
          <table:table-cell table:style-name="ce11" office:value-type="float" office:value="65" calcext:value-type="float">
            <text:p>6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8]-[.F108]" office:value-type="float" office:value="65" calcext:value-type="float">
            <text:p>65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6-22" calcext:value-type="date">
            <text:p>22/06/2004</text:p>
          </table:table-cell>
          <table:table-cell table:style-name="ce8" office:value-type="string" calcext:value-type="string">
            <text:p>Mensalidade 06/2004 (A.C.)</text:p>
          </table:table-cell>
          <table:table-cell table:style-name="ce11" office:value-type="float" office:value="296.4" calcext:value-type="float">
            <text:p>296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09]-[.F109]" office:value-type="float" office:value="296.4" calcext:value-type="float">
            <text:p>296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7-22" calcext:value-type="date">
            <text:p>22/07/2004</text:p>
          </table:table-cell>
          <table:table-cell table:style-name="ce8" office:value-type="string" calcext:value-type="string">
            <text:p>Mensalidade 07/2004 (A.C.)</text:p>
          </table:table-cell>
          <table:table-cell table:style-name="ce11" office:value-type="float" office:value="298.4" calcext:value-type="float">
            <text:p>298,4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10]-[.F110]" office:value-type="float" office:value="298.4" calcext:value-type="float">
            <text:p>298,4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8-26" calcext:value-type="date">
            <text:p>26/08/2004</text:p>
          </table:table-cell>
          <table:table-cell table:style-name="ce8" office:value-type="string" calcext:value-type="string">
            <text:p>Mensalidade 08/2004 (A.C.)</text:p>
          </table:table-cell>
          <table:table-cell table:style-name="ce11" office:value-type="float" office:value="296" calcext:value-type="float">
            <text:p>296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11]-[.F111]" office:value-type="float" office:value="296" calcext:value-type="float">
            <text:p>296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9-22" calcext:value-type="date">
            <text:p>22/09/2004</text:p>
          </table:table-cell>
          <table:table-cell table:style-name="ce8" office:value-type="string" calcext:value-type="string">
            <text:p>Mensalidade 09/2004 (A.C.)</text:p>
          </table:table-cell>
          <table:table-cell table:style-name="ce11" office:value-type="float" office:value="316" calcext:value-type="float">
            <text:p>316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12]-[.F112]" office:value-type="float" office:value="316" calcext:value-type="float">
            <text:p>316,00</text:p>
          </table:table-cell>
          <table:table-cell table:style-name="ce16"/>
          <table:table-cell table:style-name="ce23" table:number-columns-repeated="247"/>
        </table:table-row>
        <table:table-row table:style-name="ro2">
          <table:table-cell table:style-name="ce2" office:value-type="date" office:date-value="2004-09-30" calcext:value-type="date">
            <text:p>30/09/2004</text:p>
          </table:table-cell>
          <table:table-cell table:style-name="ce8" office:value-type="string" calcext:value-type="string">
            <text:p>Parcelamento do Simples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11" table:formula="of:=[.C113]-[.F113]" office:value-type="float" office:value="50" calcext:value-type="float">
            <text:p>50,00</text:p>
          </table:table-cell>
          <table:table-cell table:style-name="ce16" office:value-type="string" calcext:value-type="string">
            <text:p>IN 444/2004</text:p>
          </table:table-cell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0" table:formula="of:=SUM([.H2:.H113])" office:value-type="float" office:value="14570.96" calcext:value-type="float">
            <text:p>14.570,96</text:p>
          </table:table-cell>
          <table:table-cell table:style-name="ce15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9"/>
          <table:table-cell table:style-name="ce21"/>
          <table:table-cell table:style-name="ce22"/>
          <table:table-cell table:style-name="ce23" table:number-columns-repeated="247"/>
        </table:table-row>
        <table:table-row table:style-name="ro2">
          <table:table-cell table:style-name="ce4" office:value-type="string" calcext:value-type="string">
            <text:p>Foi combinado pagar o atrasado de 09/2004 para trás, R$ 500,00 por mês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3" table:number-columns-repeated="247"/>
        </table:table-row>
        <table:table-row table:style-name="ro3" table:number-rows-repeated="21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3" table:number-columns-repeated="247"/>
        </table:table-row>
        <table:table-row table:style-name="ro3" table:number-rows-repeated="31863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3" table:number-columns-repeated="247"/>
        </table:table-row>
        <table:table-row table:style-name="ro4" table:number-rows-repeated="101657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75:'Situação do Cliente'.IV11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</number:text>
      <number:number number:decimal-places="0" number:min-integer-digits="1" number:grouping="true"/>
    </number:number-style>
    <number:number-style style:name="N126">
      <number:text>(R$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</number:text>
      <number:number number:decimal-places="0" number:min-integer-digits="1" number:grouping="true"/>
    </number:number-style>
    <number:number-style style:name="N12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</number:text>
      <number:number number:decimal-places="2" number:min-integer-digits="1" number:grouping="true"/>
    </number:number-style>
    <number:number-style style:name="N129">
      <number:text>(R$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</number:text>
      <number:number number:decimal-places="2" number:min-integer-digits="1" number:grouping="true"/>
    </number:number-style>
    <number:number-style style:name="N13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</number:text>
      <number:number number:decimal-places="0" number:min-integer-digits="1" number:grouping="true"/>
    </number:number-style>
    <number:number-style style:name="N132P1" style:volatile="true">
      <number:text>R$("</number:text>
      <number:number number:decimal-places="0" number:min-integer-digits="1" number:grouping="true"/>
      <number:text>)</number:text>
    </number:number-style>
    <number:number-style style:name="N132">
      <number:text>R$-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</number:text>
      <number:number number:decimal-places="2" number:min-integer-digits="1" number:grouping="true"/>
    </number:number-style>
    <number:number-style style:name="N136P1" style:volatile="true">
      <number:text>R$("</number:text>
      <number:number number:decimal-places="2" number:min-integer-digits="1" number:grouping="true"/>
      <number:text>)</number:text>
    </number:number-style>
    <number:number-style style:name="N136">
      <number:text>R$-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  <number:text> DM"</number:text>
    </number:number-style>
    <number:number-style style:name="N140">
      <number:text>-</number:text>
      <number:number number:decimal-places="0" number:min-integer-digits="1" number:grouping="true"/>
      <number:text> DM"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DM"</number:text>
    </number:number-style>
    <number:number-style style:name="N142">
      <number:text>-</number:text>
      <number:number number:decimal-places="2" number:min-integer-digits="1" number:grouping="true"/>
      <number:text> DM"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DM"</number:text>
    </number:number-style>
    <number:number-style style:name="N144P1" style:volatile="true">
      <number:text>-</number:text>
      <number:number number:decimal-places="0" number:min-integer-digits="1" number:grouping="true"/>
      <number:text> DM"</number:text>
    </number:number-style>
    <number:number-style style:name="N144">
      <number:text>- DM"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integer-digits="1" number:grouping="true"/>
      <number:text> DM"</number:text>
    </number:number-style>
    <number:number-style style:name="N148P1" style:volatile="true">
      <number:text>-</number:text>
      <number:number number:decimal-places="2" number:min-integer-digits="1" number:grouping="true"/>
      <number:text> DM"</number:text>
    </number:number-style>
    <number:number-style style:name="N148">
      <number:text>-</number:text>
      <number:number number:decimal-places="0" number:min-integer-digits="0"/>
      <number:text> DM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month number:style="long"/>
      <number:text>/</number:text>
      <number:year number:style="long"/>
    </number:date-style>
    <number:percentage-style style:name="N15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4-03-31">00/00/0000</text:date></text:span><text:span text:style-name="MT2"> - </text:span><text:span text:style-name="MT2"><text:time style:data-style-name="N2" text:time-value="0000-00-00T11:48:57.256585250">00:00:00</text:time></text:span><text:span text:style-name="MT2"> </text:span></text:p>
        </style:region-center>
        <style:region-right>
          <text:p><text:span text:style-name="MT3">Márcia Regina Martins Campos</text:span></text:p>
          <text:p><text:span text:style-name="MT2">Conta Antiga - Tel.: 3241-2118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árcia Regina Martins Campos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1:48:57.2598410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initial-creator>Carlos Augusto Marcicano</meta:initial-creator>
    <meta:creation-date>2000-10-16T13:24:36</meta:creation-date>
    <dc:date>2014-03-28T11:43:31.765766689</dc:date>
    <meta:print-date>2014-03-31T11:56:28.771778116</meta:print-date>
    <dc:language>pt-PT</dc:language>
    <meta:editing-cycles>152</meta:editing-cycles>
    <meta:editing-duration>PT13H16M31S</meta:editing-duration>
    <meta:document-statistic meta:table-count="1" meta:cell-count="686" meta:object-count="0"/>
    <meta:user-defined meta:name="Info 0"/>
    <meta:user-defined meta:name="Info 1"/>
    <meta:user-defined meta:name="Info 2"/>
    <meta:user-defined meta:name="Info 3"/>
  </office:meta>
</office:document-meta>
</file>